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9732" officeooo:paragraph-rsid="001f9732"/>
    </style:style>
    <style:style style:name="P2" style:family="paragraph" style:parent-style-name="Standard">
      <style:text-properties officeooo:rsid="0021264d" officeooo:paragraph-rsid="0021264d"/>
    </style:style>
    <style:style style:name="T1" style:family="text">
      <style:text-properties officeooo:rsid="00212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прошел разговор с Мишей Ягудиным. Это было тяжело, потому что он задавал сложные взрослые вопросы. В основном мы говорили о том, какие у меня на самом деле мотивации делать и учить то, что я хочу читать летом. Я упомянул, что у меня есть привычка читать потому что это значит что я хороший мальчик и прилежный ученик которому поставят хорошую отметку за это. В качестве еще одной мотивации мы увидели желание делать о прочитанном доклады в сообществах чтобы строить крепкие социальные связи и повышать свой статус. Но какая еще есть мотивация? Я думаю, что я верю, что моей основной мотивацией является уеньшение страданий в мире, но это является закешированным ответом, потому что из-за того что мои когнитивные ресурсы уходили на учебу в институте, я не выделял время на глубокое продумывание этого.</text:p>
      <text:p text:style-name="P1">Чего я хочу? Куда я хочу попасть через 3 месяца?</text:p>
      <text:p text:style-name="P1">Мы затронули тему терминальных и инструментальных целей. <text:span text:style-name="T1">Я не представляю четко, какие они у меня. </text:span></text:p>
      <text:p text:style-name="P2">Я снова сталкиваюсь с идеей о том, а что же стоит за тем, что я делаю. </text:p>
      <text:p text:style-name="P2">Миша посоветовал мне три упражнения на прояснение своих мотивац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22:24.079296051</meta:creation-date>
    <dc:date>2020-06-01T22:39:11.458007465</dc:date>
    <meta:editing-duration>PT6M37S</meta:editing-duration>
    <meta:editing-cycles>1</meta:editing-cycles>
    <meta:document-statistic meta:table-count="0" meta:image-count="0" meta:object-count="0" meta:page-count="1" meta:paragraph-count="5" meta:word-count="181" meta:character-count="1091" meta:non-whitespace-character-count="913"/>
    <meta:generator>LibreOffice/6.0.7.3$Linux_X86_64 LibreOffice_project/00m0$Build-3</meta:generator>
  </office:meta>
</office:document-meta>
</file>